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2.248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MAML-MMAML">
      <style:table-properties table:display="true" style:writing-mode="lr-tb"/>
    </style:style>
    <style:style style:name="ta2" style:family="table" style:master-page-name="PageStyle_5f_BASELINES">
      <style:table-properties table:display="true" style:writing-mode="lr-tb"/>
    </style:style>
    <style:style style:name="ta3" style:family="table" style:master-page-name="PageStyle_5f_ABLATION">
      <style:table-properties table:display="true" style:writing-mode="lr-tb"/>
    </style:style>
    <style:style style:name="ta4" style:family="table" style:master-page-name="PageStyle_5f_Graphs">
      <style:table-properties table:display="true" style:writing-mode="lr-tb"/>
    </style:style>
    <style:style style:name="ta5" style:family="table" style:master-page-name="PageStyle_5f_50-5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ML-MMAM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Experiment index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daptation step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Meta-learning rate</text:p>
          </table:table-cell>
          <table:table-cell table:style-name="ce1" office:value-type="string" calcext:value-type="string">
            <text:p>Noise level</text:p>
          </table:table-cell>
          <table:table-cell table:style-name="ce1" office:value-type="string" calcext:value-type="string">
            <text:p>Task size</text:p>
          </table:table-cell>
          <table:table-cell table:style-name="ce1" office:value-type="string" calcext:value-type="string">
            <text:p>Horizon</text:p>
          </table:table-cell>
          <table:table-cell table:style-name="ce1" office:value-type="string" calcext:value-type="string">
            <text:p>Evaluation loss</text:p>
          </table:table-cell>
          <table:table-cell table:style-name="ce1" office:value-type="string" calcext:value-type="string">
            <text:p>Vrae weight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Value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3" office:value-type="string" calcext:value-type="string">
            <text:p>POLLU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OMPARISON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00005" calcext:value-type="float">
            <text:p>0.0000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" calcext:value-type="float">
            <text:p>2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" calcext:value-type="float">
            <text:p>4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" calcext:value-type="float">
            <text:p>2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" calcext:value-type="float">
            <text:p>4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" calcext:value-type="float">
            <text:p>2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" calcext:value-type="float">
            <text:p>4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" calcext:value-type="float">
            <text:p>2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MPARIS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" calcext:value-type="float">
            <text:p>4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0005" calcext:value-type="float">
            <text:p>0.0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2" table:number-rows-repeated="80">
          <table:table-cell table:number-columns-repeated="1024"/>
        </table:table-row>
        <table:table-row table:style-name="ro3" table:number-rows-repeated="10481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ELINES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LATION" table:style-name="ta3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xperiment index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daptation step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Meta-learning rate</text:p>
          </table:table-cell>
          <table:table-cell table:style-name="ce1" office:value-type="string" calcext:value-type="string">
            <text:p>Noise level</text:p>
          </table:table-cell>
          <table:table-cell table:style-name="ce1" office:value-type="string" calcext:value-type="string">
            <text:p>Task size</text:p>
          </table:table-cell>
          <table:table-cell table:style-name="ce1" office:value-type="string" calcext:value-type="string">
            <text:p>Horizon</text:p>
          </table:table-cell>
          <table:table-cell table:style-name="ce1" office:value-type="string" calcext:value-type="string">
            <text:p>Evaluation loss</text:p>
          </table:table-cell>
          <table:table-cell table:style-name="ce1" office:value-type="string" calcext:value-type="string">
            <text:p>Vrae weight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ML-Horizon</text:p>
          </table:table-cell>
          <table:table-cell table:style-name="ce1" office:value-type="string" calcext:value-type="string">
            <text:p>Valu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OIS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NOIS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NOIS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NOIS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NOIS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4" office:value-type="float" office:value="0.1" calcext:value-type="float">
            <text:p>0.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VRA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VRA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VRA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VRAE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VRAE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HORIZON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3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4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3" office:value-type="string" calcext:value-type="string">
            <text:p>H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5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6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7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8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POLLU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9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0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RIZON11</text:p>
          </table:table-cell>
          <table:table-cell table:style-name="ce2" office:value-type="string" calcext:value-type="string">
            <text:p>ABLATION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RIZON12</text:p>
          </table:table-cell>
          <table:table-cell table:style-name="ce3" office:value-type="string" calcext:value-type="string">
            <text:p>ABLATION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AML</text:p>
          </table:table-cell>
          <table:table-cell table:style-name="ce4" office:value-type="string" calcext:value-type="string">
            <text:p>BATT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E 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9"/>
        </table:table-row>
        <table:table-row table:style-name="ro3" table:number-rows-repeated="636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" table:style-name="ta4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1"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Variables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Gradient steps</text:p>
          </table:table-cell>
          <table:table-cell table:style-name="ce16" office:value-type="string" calcext:value-type="string">
            <text:p>MAE</text:p>
          </table:table-cell>
          <table:table-cell table:style-name="ce16" office:value-type="string" calcext:value-type="string">
            <text:p>MAML, MMAML, Transfer</text:p>
          </table:table-cell>
          <table:table-cell table:style-name="ce16" office:value-type="string" calcext:value-type="string">
            <text:p>For all the datasets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orizon</text:p>
          </table:table-cell>
          <table:table-cell table:style-name="ce16" office:value-type="string" calcext:value-type="string">
            <text:p>MAE</text:p>
          </table:table-cell>
          <table:table-cell table:style-name="ce16" office:value-type="string" calcext:value-type="string">
            <text:p>MAML, MMAML, Transfer</text:p>
          </table:table-cell>
          <table:table-cell table:number-columns-repeated="1021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0-50" table:style-name="ta5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Experiment index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daptation step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Meta-learning rate</text:p>
          </table:table-cell>
          <table:table-cell table:style-name="ce1" office:value-type="string" calcext:value-type="string">
            <text:p>Noise level</text:p>
          </table:table-cell>
          <table:table-cell table:style-name="ce1" office:value-type="string" calcext:value-type="string">
            <text:p>Task size</text:p>
          </table:table-cell>
          <table:table-cell table:style-name="ce1" office:value-type="string" calcext:value-type="string">
            <text:p>Horizon</text:p>
          </table:table-cell>
          <table:table-cell table:style-name="ce1" office:value-type="string" calcext:value-type="string">
            <text:p>Evaluation loss</text:p>
          </table:table-cell>
          <table:table-cell table:style-name="ce1" office:value-type="string" calcext:value-type="string">
            <text:p>Vrae weight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Value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POLLU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POLLU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POLLU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POLLU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POLLU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POLLU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POLLU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POLLU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POLLU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POLLU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POLLU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H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-50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MAML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E 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-50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MMAML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AE test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2"/>
          <table:table-cell table:number-columns-repeated="100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6:27:22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ML-MMAML" style:display-name="PageStyle_MAML-MMA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LINES" style:display-name="PageStyle_BASE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LATION" style:display-name="PageStyle_AB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-50" style:display-name="PageStyle_50-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0-11-02T17:50:45.588000000</dc:date>
    <meta:editing-duration>PT1H23M22S</meta:editing-duration>
    <meta:editing-cycles>3</meta:editing-cycles>
    <meta:document-statistic meta:table-count="5" meta:cell-count="10406" meta:object-count="0"/>
  </office:meta>
</office:document-meta>
</file>